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8b46"/>
    </style:style>
    <style:style style:name="P2" style:family="paragraph" style:parent-style-name="Standard">
      <style:text-properties officeooo:paragraph-rsid="000e900a"/>
    </style:style>
    <style:style style:name="T1" style:family="text">
      <style:text-properties officeooo:rsid="000d8b46"/>
    </style:style>
    <style:style style:name="T2" style:family="text">
      <style:text-properties officeooo:rsid="000e900a"/>
    </style:style>
    <style:style style:name="T3" style:family="text">
      <style:text-properties officeooo:rsid="000fe435"/>
    </style:style>
    <style:style style:name="T4" style:family="text">
      <style:text-properties officeooo:rsid="00114d61"/>
    </style:style>
    <style:style style:name="T5" style:family="text">
      <style:text-properties officeooo:rsid="00130e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iário de produção do trabalho de Princípios de Engenharia de Software</text:span></text:p>
      <text:p text:style-name="P1"><text:span text:style-name="T1"/></text:p>
      <text:p text:style-name="P2"><text:span text:style-name="T2">31/03/2014</text:span></text:p>
      <text:p text:style-name="P1"><text:span text:style-name="T1">Dia 1: Instalando e aprendendo a usar LUA. Hello World, leitura do makefile... </text:span><text:span text:style-name="T2">leitura de sites e exemplos. </text:span><text:span text:style-name="T3">Problemas com o strlen... </text:span><text:span text:style-name="T4">consegui com # </text:span><text:span text:style-name="T5">em uns 20 m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8:34:20</meta:creation-date>
    <dc:date>2014-03-31T22:13:39</dc:date>
    <meta:editing-duration>PT3H24M8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3" meta:word-count="41" meta:character-count="242" meta:non-whitespace-character-count="204"/>
  </office:meta>
</office:document-meta>
</file>